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</text:p>
      <text:p text:style-name="Standard">ChatGPT</text:p>
      <text:p text:style-name="P1">ChatGPT</text:p>
      <text:p text:style-name="Text_20_body">Вот несколько ключевых вопросов, ответы на которые помогут вам лучше понять и успешно использовать JavaScript на практике:</text:p>
      <text:list xml:id="list238273869996455559" text:style-name="L1">
        <text:list-item>
          <text:p text:style-name="P2"><text:span text:style-name="Strong_20_Emphasis">Как создать переменную и какие типы данных поддерживает JavaScript?</text:span></text:p>
        </text:list-item>
        <text:list-item>
          <text:p text:style-name="P2"><text:span text:style-name="Strong_20_Emphasis">Как объявить и вызвать функцию? Как передать параметры в функцию и возвращать значения из неё?</text:span></text:p>
        </text:list-item>
        <text:list-item>
          <text:p text:style-name="P2"><text:span text:style-name="Strong_20_Emphasis">Какие операторы условий и циклов поддерживает JavaScript? Как они используются?</text:span></text:p>
        </text:list-item>
        <text:list-item>
          <text:p text:style-name="P2"><text:span text:style-name="Strong_20_Emphasis">Что такое DOM (Document Object Model) и как JavaScript взаимодействует с ним?</text:span></text:p>
        </text:list-item>
        <text:list-item>
          <text:p text:style-name="P2"><text:span text:style-name="Strong_20_Emphasis">Как добавить и удалить элементы из DOM? Как изменить их стили и атрибуты с помощью JavaScript?</text:span></text:p>
        </text:list-item>
        <text:list-item>
          <text:p text:style-name="P2"><text:span text:style-name="Strong_20_Emphasis">Что такое события в контексте JavaScript? Как обрабатывать события?</text:span></text:p>
        </text:list-item>
        <text:list-item>
          <text:p text:style-name="P2"><text:span text:style-name="Strong_20_Emphasis">Как отправить асинхронный HTTP запрос с помощью JavaScript?</text:span></text:p>
        </text:list-item>
        <text:list-item>
          <text:p text:style-name="P2"><text:span text:style-name="Strong_20_Emphasis">Как обрабатывать ошибки и исключения в JavaScript?</text:span></text:p>
        </text:list-item>
        <text:list-item>
          <text:p text:style-name="P2"><text:span text:style-name="Strong_20_Emphasis">Как работать с асинхронным кодом с использованием колбэков, промисов и async/await?</text:span></text:p>
        </text:list-item>
        <text:list-item>
          <text:p text:style-name="P2"><text:span text:style-name="Strong_20_Emphasis">Как использовать основные возможности ES6+ (например, стрелочные функции, деструктуризация, шаблонные строки)?</text:span></text:p>
        </text:list-item>
        <text:list-item>
          <text:p text:style-name="P2"><text:span text:style-name="Strong_20_Emphasis">Что такое модули в JavaScript и как их использовать?</text:span></text:p>
        </text:list-item>
        <text:list-item>
          <text:p text:style-name="P2"><text:span text:style-name="Strong_20_Emphasis">Как работать с локальным хранилищем (LocalStorage и SessionStorage) в браузере с помощью JavaScript?</text:span></text:p>
        </text:list-item>
        <text:list-item>
          <text:p text:style-name="P2"><text:span text:style-name="Strong_20_Emphasis">Как проверить производительность JavaScript кода?</text:span></text:p>
        </text:list-item>
        <text:list-item>
          <text:p text:style-name="P2"><text:span text:style-name="Strong_20_Emphasis">Как отлаживать JavaScript код с помощью инструментов разработчика в браузере?</text:span></text:p>
        </text:list-item>
        <text:list-item>
          <text:p text:style-name="P2"><text:span text:style-name="Strong_20_Emphasis">Как работать с серверной стороной с использованием Node.js и Express.js?</text:span></text:p>
        </text:list-item>
        <text:list-item>
          <text:p text:style-name="P2"><text:span text:style-name="Strong_20_Emphasis">Как обеспечить безопасность веб-приложения, предотвращая уязвимости, такие как XSS и CSRF?</text:span></text:p>
        </text:list-item>
        <text:list-item>
          <text:p text:style-name="P2"><text:span text:style-name="Strong_20_Emphasis">Как использовать сторонние библиотеки и фреймворки в JavaScript?</text:span></text:p>
        </text:list-item>
      </text:list>
      <text:p text:style-name="Text_20_body">Ответы на эти вопросы помогут вам освоить основы и перейти к более продвинутым темам в JavaScript разработ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01:15:21.34</dc:date>
    <meta:document-statistic meta:table-count="0" meta:image-count="0" meta:object-count="0" meta:page-count="1" meta:paragraph-count="22" meta:word-count="235" meta:character-count="1628"/>
    <dc:creator>Dima Wide</dc:creator>
    <meta:user-defined meta:name="Info 1"/>
    <meta:user-defined meta:name="Info 2"/>
    <meta:user-defined meta:name="Info 3"/>
    <meta:user-defined meta:name="Info 4"/>
  </office:meta>
</office:document-meta>
</file>